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I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fo:language="en" fo:country="IE" style:font-size-asian="16pt" style:font-size-complex="16pt"/>
    </style:style>
    <style:style style:name="P4" style:family="paragraph" style:parent-style-name="Standard" style:list-style-name="WWNum1">
      <style:text-properties fo:font-size="16pt" fo:language="en" fo:country="IE" style:font-size-asian="16pt" style:font-size-complex="16pt"/>
    </style:style>
    <style:style style:name="P5" style:family="paragraph" style:parent-style-name="Standard" style:list-style-name="L1">
      <style:text-properties fo:font-size="16pt" fo:language="en" fo:country="IE" style:font-size-asian="16pt" style:font-size-complex="16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language="en" fo:country="I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language="en" fo:country="IE"/>
    </style:style>
    <style:style style:name="P9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IE" style:font-size-asian="24pt" style:font-size-complex="2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0839939865759562" text:style-name="Outline">
        <text:list-item>
          <text:h text:style-name="P9" text:outline-level="1">Harvey Norman Board Meeting</text:h>
        </text:list-item>
        <text:list-item>
          <text:h text:style-name="P8" text:outline-level="1">Monday 3 November</text:h>
        </text:list-item>
        <text:list-item>
          <text:h text:style-name="P7" text:outline-level="1">Time: 11.00-12.00 <text:s text:c="3"/>Room: Conference Room 1C</text:h>
        </text:list-item>
      </text:list>
      <text:p text:style-name="P1"/>
      <text:list xml:id="list33354352" text:continue-numbering="true" text:style-name="Outline">
        <text:list-item>
          <text:h text:style-name="P8" text:outline-level="1">Agenda</text:h>
        </text:list-item>
      </text:list>
      <text:p text:style-name="P1"/>
      <text:list xml:id="list6501325928271313548" text:style-name="WWNum1">
        <text:list-item>
          <text:p text:style-name="P4">Minutes from previous meeting</text:p>
        </text:list-item>
        <text:list-item>
          <text:p text:style-name="P4">Chief Executive's Report</text:p>
        </text:list-item>
        <text:list-item>
          <text:p text:style-name="P4">Employee Internet Usage Report</text:p>
        </text:list-item>
        <text:list-item>
          <text:p text:style-name="P4">Finance Committee's Report</text:p>
        </text:list-item>
        <text:list-item>
          <text:p text:style-name="P4">Development Committee's Report</text:p>
        </text:list-item>
        <text:list-item>
          <text:p text:style-name="P4">Board Development Commitee</text:p>
        </text:list-item>
      </text:list>
      <text:p text:style-name="P3"/>
      <text:p text:style-name="P3"><text:tab/>Other Business</text:p>
      <text:list xml:id="list1647260240070160992" text:style-name="L1">
        <text:list-item>
          <text:p text:style-name="P5">Roundtable Evaluation of Meeting</text:p>
        </text:list-item>
        <text:list-item>
          <text:p text:style-name="P5">Review of Actions from Meeting</text:p>
        </text:list-item>
        <text:list-item>
          <text:p text:style-name="P5">Adjourn</text:p>
        </text:list-item>
      </text:list>
      <text:p text:style-name="P6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size="16pt" fo:language="en" fo:country="US" fo:font-weight="bold" style:letter-kerning="true" style:font-name-asian="Times New Roman1" style:font-size-asian="16pt" style:font-weight-asian="bold" style:font-name-complex="Arial2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202</meta:initial-creator>
    <dc:creator>Joey Tierney</dc:creator>
    <meta:editing-cycles>5</meta:editing-cycles>
    <meta:creation-date>2014-10-14T14:16:00</meta:creation-date>
    <dc:date>2014-10-20T13:21:14.86</dc:date>
    <meta:editing-duration>PT59S</meta:editing-duration>
    <meta:generator>OpenOffice/4.1.1$Win32 OpenOffice.org_project/411m6$Build-9775</meta:generator>
    <meta:document-statistic meta:table-count="0" meta:image-count="0" meta:object-count="0" meta:page-count="1" meta:paragraph-count="15" meta:word-count="55" meta:character-count="3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